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officeooo:rsid="006b1203" officeooo:paragraph-rsid="007009da"/>
    </style:style>
    <style:style style:name="P3" style:family="paragraph" style:parent-style-name="Text_20_body">
      <style:text-properties officeooo:rsid="00766286" officeooo:paragraph-rsid="0076fee0"/>
    </style:style>
    <style:style style:name="P4" style:family="paragraph" style:parent-style-name="Text_20_body">
      <style:text-properties officeooo:rsid="00847d57" officeooo:paragraph-rsid="00847d57" fo:background-color="#fff200"/>
    </style:style>
    <style:style style:name="P5" style:family="paragraph" style:parent-style-name="Text_20_body">
      <style:text-properties officeooo:rsid="00b46e79" officeooo:paragraph-rsid="00b46e79" fo:background-color="#fff200"/>
    </style:style>
    <style:style style:name="P6" style:family="paragraph" style:parent-style-name="Text_20_body">
      <style:text-properties officeooo:rsid="00b46e79" officeooo:paragraph-rsid="00bc3b9d" fo:background-color="#fff200"/>
    </style:style>
    <style:style style:name="P7" style:family="paragraph" style:parent-style-name="Text_20_body">
      <style:text-properties officeooo:rsid="00afb89c" officeooo:paragraph-rsid="00addc56" fo:background-color="#fff200"/>
    </style:style>
    <style:style style:name="P8" style:family="paragraph" style:parent-style-name="Text_20_body">
      <style:text-properties officeooo:rsid="00abd8f0" officeooo:paragraph-rsid="00abd8f0" fo:background-color="#fff200"/>
    </style:style>
    <style:style style:name="P9" style:family="paragraph" style:parent-style-name="Text_20_body">
      <style:text-properties officeooo:rsid="00b8c757" officeooo:paragraph-rsid="00d29687" fo:background-color="#fff200"/>
    </style:style>
    <style:style style:name="P10" style:family="paragraph" style:parent-style-name="Text_20_body">
      <style:text-properties officeooo:rsid="00bfe97b" officeooo:paragraph-rsid="00e90d03" fo:background-color="#fff200"/>
    </style:style>
    <style:style style:name="P11" style:family="paragraph" style:parent-style-name="Text_20_body">
      <style:text-properties officeooo:rsid="0090b20c" officeooo:paragraph-rsid="0090b20c" fo:background-color="transparent"/>
    </style:style>
    <style:style style:name="P12" style:family="paragraph" style:parent-style-name="Text_20_body">
      <style:text-properties officeooo:rsid="009f6c25" officeooo:paragraph-rsid="009f6c25" fo:background-color="transparent"/>
    </style:style>
    <style:style style:name="P13" style:family="paragraph" style:parent-style-name="Text_20_body">
      <style:text-properties officeooo:rsid="00bc3b9d" officeooo:paragraph-rsid="00bfe97b" fo:background-color="transparent"/>
    </style:style>
    <style:style style:name="P14" style:family="paragraph" style:parent-style-name="Text_20_body">
      <style:text-properties officeooo:rsid="00c40c19" officeooo:paragraph-rsid="00c40c19" fo:background-color="transparent"/>
    </style:style>
    <style:style style:name="P15" style:family="paragraph" style:parent-style-name="Text_20_body">
      <style:text-properties officeooo:rsid="00c78dd4" officeooo:paragraph-rsid="00c977bd" fo:background-color="transparent"/>
    </style:style>
    <style:style style:name="P16" style:family="paragraph" style:parent-style-name="Text_20_body">
      <style:text-properties officeooo:rsid="00a2550e" officeooo:paragraph-rsid="009f6c25" fo:background-color="transparent"/>
    </style:style>
    <style:style style:name="P17" style:family="paragraph" style:parent-style-name="Text_20_body">
      <style:text-properties officeooo:rsid="00ee7925" officeooo:paragraph-rsid="00ff83a6" fo:background-color="transparent"/>
    </style:style>
    <style:style style:name="P18" style:family="paragraph" style:parent-style-name="Text_20_body">
      <style:text-properties fo:font-size="14pt" fo:font-weight="normal" officeooo:rsid="00560c99" officeooo:paragraph-rsid="0144fe0b" fo:background-color="transparent" style:font-size-asian="14pt" style:font-weight-asian="normal" style:font-size-complex="14pt" style:font-weight-complex="normal"/>
    </style:style>
    <style:style style:name="P19" style:family="paragraph" style:parent-style-name="Text_20_body">
      <style:text-properties fo:font-size="14pt" fo:font-weight="normal" officeooo:rsid="00560c99" officeooo:paragraph-rsid="009677c5" fo:background-color="transparent" style:font-size-asian="14pt" style:font-weight-asian="normal" style:font-size-complex="14pt" style:font-weight-complex="normal"/>
    </style:style>
    <style:style style:name="P20" style:family="paragraph" style:parent-style-name="Text_20_body">
      <style:text-properties fo:font-size="14pt" fo:font-weight="normal" officeooo:rsid="00560c99" officeooo:paragraph-rsid="0115e3da" fo:background-color="transparent" style:font-size-asian="14pt" style:font-weight-asian="normal" style:font-size-complex="14pt" style:font-weight-complex="normal"/>
    </style:style>
    <style:style style:name="P21" style:family="paragraph" style:parent-style-name="Text_20_body">
      <style:text-properties fo:font-size="14pt" fo:font-weight="normal" officeooo:rsid="00560c99" officeooo:paragraph-rsid="010535a2" fo:background-color="transparent" style:font-size-asian="14pt" style:font-weight-asian="normal" style:font-size-complex="14pt" style:font-weight-complex="normal"/>
    </style:style>
    <style:style style:name="P22" style:family="paragraph" style:parent-style-name="Text_20_body">
      <style:text-properties fo:font-size="14pt" fo:font-weight="normal" officeooo:rsid="00560c99" officeooo:paragraph-rsid="011eb2d1" fo:background-color="transparent" style:font-size-asian="14pt" style:font-weight-asian="normal" style:font-size-complex="14pt" style:font-weight-complex="normal"/>
    </style:style>
    <style:style style:name="P23" style:family="paragraph" style:parent-style-name="Text_20_body">
      <style:text-properties fo:font-size="14pt" fo:font-weight="normal" officeooo:rsid="00560c99" officeooo:paragraph-rsid="01578aab" fo:background-color="transparent" style:font-size-asian="14pt" style:font-weight-asian="normal" style:font-size-complex="14pt" style:font-weight-complex="normal"/>
    </style:style>
    <style:style style:name="P24" style:family="paragraph" style:parent-style-name="Text_20_body">
      <style:text-properties fo:font-size="14pt" fo:font-weight="normal" officeooo:rsid="00560c99" officeooo:paragraph-rsid="00766286" fo:background-color="transparent" style:font-size-asian="14pt" style:font-weight-asian="normal" style:font-size-complex="14pt" style:font-weight-complex="normal"/>
    </style:style>
    <style:style style:name="P25" style:family="paragraph" style:parent-style-name="Text_20_body">
      <style:text-properties fo:font-size="14pt" fo:font-weight="normal" officeooo:rsid="00560c99" officeooo:paragraph-rsid="0076fee0" fo:background-color="transparent" style:font-size-asian="14pt" style:font-weight-asian="normal" style:font-size-complex="14pt" style:font-weight-complex="normal"/>
    </style:style>
    <style:style style:name="P26" style:family="paragraph" style:parent-style-name="Text_20_body">
      <style:text-properties fo:font-size="14pt" fo:font-weight="normal" officeooo:rsid="00560c99" officeooo:paragraph-rsid="007833c6" fo:background-color="transparent" style:font-size-asian="14pt" style:font-weight-asian="normal" style:font-size-complex="14pt" style:font-weight-complex="normal"/>
    </style:style>
    <style:style style:name="P27" style:family="paragraph" style:parent-style-name="Text_20_body">
      <style:text-properties fo:font-size="14pt" fo:font-weight="normal" officeooo:rsid="00560c99" officeooo:paragraph-rsid="007dee44" fo:background-color="transparent" style:font-size-asian="14pt" style:font-weight-asian="normal" style:font-size-complex="14pt" style:font-weight-complex="normal"/>
    </style:style>
    <style:style style:name="P28" style:family="paragraph" style:parent-style-name="Text_20_body">
      <style:text-properties fo:font-size="14pt" fo:font-weight="normal" officeooo:rsid="00560c99" officeooo:paragraph-rsid="013cba80" fo:background-color="transparent" style:font-size-asian="14pt" style:font-weight-asian="normal" style:font-size-complex="14pt" style:font-weight-complex="normal"/>
    </style:style>
    <style:style style:name="P29" style:family="paragraph" style:parent-style-name="Text_20_body">
      <style:text-properties fo:font-size="14pt" fo:font-weight="normal" officeooo:rsid="00560c99" officeooo:paragraph-rsid="00849ba7" fo:background-color="transparent" style:font-size-asian="14pt" style:font-weight-asian="normal" style:font-size-complex="14pt" style:font-weight-complex="normal"/>
    </style:style>
    <style:style style:name="P30" style:family="paragraph" style:parent-style-name="Text_20_body">
      <style:text-properties fo:font-size="14pt" fo:font-weight="normal" officeooo:rsid="00560c99" officeooo:paragraph-rsid="008763df" fo:background-color="transparent" style:font-size-asian="14pt" style:font-weight-asian="normal" style:font-size-complex="14pt" style:font-weight-complex="normal"/>
    </style:style>
    <style:style style:name="P31" style:family="paragraph" style:parent-style-name="Text_20_body">
      <style:text-properties fo:font-size="14pt" fo:font-weight="normal" officeooo:rsid="00560c99" officeooo:paragraph-rsid="00890b1d" fo:background-color="transparent" style:font-size-asian="14pt" style:font-weight-asian="normal" style:font-size-complex="14pt" style:font-weight-complex="normal"/>
    </style:style>
    <style:style style:name="P32" style:family="paragraph" style:parent-style-name="Text_20_body">
      <style:text-properties fo:font-size="14pt" fo:font-weight="normal" officeooo:rsid="00560c99" officeooo:paragraph-rsid="008d77cd" fo:background-color="transparent" style:font-size-asian="14pt" style:font-weight-asian="normal" style:font-size-complex="14pt" style:font-weight-complex="normal"/>
    </style:style>
    <style:style style:name="P33" style:family="paragraph" style:parent-style-name="Text_20_body">
      <style:text-properties fo:font-size="14pt" fo:font-weight="normal" officeooo:rsid="00560c99" officeooo:paragraph-rsid="0090b20c" fo:background-color="transparent" style:font-size-asian="14pt" style:font-weight-asian="normal" style:font-size-complex="14pt" style:font-weight-complex="normal"/>
    </style:style>
    <style:style style:name="P34" style:family="paragraph" style:parent-style-name="Text_20_body">
      <style:text-properties fo:font-size="14pt" fo:font-weight="normal" officeooo:rsid="00560c99" officeooo:paragraph-rsid="0094378b" fo:background-color="transparent" style:font-size-asian="14pt" style:font-weight-asian="normal" style:font-size-complex="14pt" style:font-weight-complex="normal"/>
    </style:style>
    <style:style style:name="P35" style:family="paragraph" style:parent-style-name="Text_20_body">
      <style:text-properties fo:font-size="14pt" fo:font-weight="normal" officeooo:rsid="00560c99" officeooo:paragraph-rsid="00968cc8" fo:background-color="transparent" style:font-size-asian="14pt" style:font-weight-asian="normal" style:font-size-complex="14pt" style:font-weight-complex="normal"/>
    </style:style>
    <style:style style:name="P36" style:family="paragraph" style:parent-style-name="Text_20_body">
      <style:text-properties fo:font-size="14pt" fo:font-weight="normal" officeooo:rsid="00560c99" officeooo:paragraph-rsid="0096941f" fo:background-color="transparent" style:font-size-asian="14pt" style:font-weight-asian="normal" style:font-size-complex="14pt" style:font-weight-complex="normal"/>
    </style:style>
    <style:style style:name="P37" style:family="paragraph" style:parent-style-name="Text_20_body">
      <style:text-properties fo:font-size="14pt" fo:font-weight="normal" officeooo:rsid="00560c99" officeooo:paragraph-rsid="009828bb" fo:background-color="transparent" style:font-size-asian="14pt" style:font-weight-asian="normal" style:font-size-complex="14pt" style:font-weight-complex="normal"/>
    </style:style>
    <style:style style:name="P38" style:family="paragraph" style:parent-style-name="Text_20_body">
      <style:text-properties fo:font-size="14pt" fo:font-weight="normal" officeooo:rsid="00560c99" officeooo:paragraph-rsid="00998593" fo:background-color="transparent" style:font-size-asian="14pt" style:font-weight-asian="normal" style:font-size-complex="14pt" style:font-weight-complex="normal"/>
    </style:style>
    <style:style style:name="P39" style:family="paragraph" style:parent-style-name="Text_20_body">
      <style:text-properties fo:font-size="14pt" fo:font-weight="normal" officeooo:rsid="00560c99" officeooo:paragraph-rsid="0147a446" fo:background-color="transparent" style:font-size-asian="14pt" style:font-weight-asian="normal" style:font-size-complex="14pt" style:font-weight-complex="normal"/>
    </style:style>
    <style:style style:name="P40" style:family="paragraph" style:parent-style-name="Text_20_body">
      <style:text-properties fo:font-size="14pt" fo:font-weight="normal" officeooo:rsid="00560c99" officeooo:paragraph-rsid="009b9b2f" fo:background-color="transparent" style:font-size-asian="14pt" style:font-weight-asian="normal" style:font-size-complex="14pt" style:font-weight-complex="normal"/>
    </style:style>
    <style:style style:name="P41" style:family="paragraph" style:parent-style-name="Text_20_body">
      <style:text-properties fo:font-size="14pt" fo:font-weight="normal" officeooo:rsid="00560c99" officeooo:paragraph-rsid="009f6c25" fo:background-color="transparent" style:font-size-asian="14pt" style:font-weight-asian="normal" style:font-size-complex="14pt" style:font-weight-complex="normal"/>
    </style:style>
    <style:style style:name="P42" style:family="paragraph" style:parent-style-name="Text_20_body">
      <style:text-properties fo:font-size="14pt" fo:font-weight="normal" officeooo:rsid="00560c99" officeooo:paragraph-rsid="00b12e79" fo:background-color="transparent" style:font-size-asian="14pt" style:font-weight-asian="normal" style:font-size-complex="14pt" style:font-weight-complex="normal"/>
    </style:style>
    <style:style style:name="P43" style:family="paragraph" style:parent-style-name="Text_20_body">
      <style:text-properties fo:font-size="14pt" fo:font-weight="normal" officeooo:rsid="00560c99" officeooo:paragraph-rsid="00cbc3e9" fo:background-color="transparent" style:font-size-asian="14pt" style:font-weight-asian="normal" style:font-size-complex="14pt" style:font-weight-complex="normal"/>
    </style:style>
    <style:style style:name="P44" style:family="paragraph" style:parent-style-name="Text_20_body">
      <style:text-properties fo:font-size="14pt" fo:font-weight="normal" officeooo:rsid="00560c99" officeooo:paragraph-rsid="014a5fe0" fo:background-color="transparent" style:font-size-asian="14pt" style:font-weight-asian="normal" style:font-size-complex="14pt" style:font-weight-complex="normal"/>
    </style:style>
    <style:style style:name="P45" style:family="paragraph" style:parent-style-name="Text_20_body">
      <style:text-properties fo:font-size="14pt" fo:font-weight="normal" officeooo:rsid="00560c99" officeooo:paragraph-rsid="00d25e38" fo:background-color="transparent" style:font-size-asian="14pt" style:font-weight-asian="normal" style:font-size-complex="14pt" style:font-weight-complex="normal"/>
    </style:style>
    <style:style style:name="P46" style:family="paragraph" style:parent-style-name="Text_20_body">
      <style:text-properties fo:font-size="14pt" fo:font-weight="normal" officeooo:rsid="00560c99" officeooo:paragraph-rsid="00d29687" fo:background-color="transparent" style:font-size-asian="14pt" style:font-weight-asian="normal" style:font-size-complex="14pt" style:font-weight-complex="normal"/>
    </style:style>
    <style:style style:name="P47" style:family="paragraph" style:parent-style-name="Text_20_body">
      <style:text-properties fo:font-size="14pt" fo:font-weight="normal" officeooo:rsid="00560c99" officeooo:paragraph-rsid="00d84abe" fo:background-color="transparent" style:font-size-asian="14pt" style:font-weight-asian="normal" style:font-size-complex="14pt" style:font-weight-complex="normal"/>
    </style:style>
    <style:style style:name="P48" style:family="paragraph" style:parent-style-name="Text_20_body">
      <style:text-properties fo:font-size="14pt" fo:font-weight="normal" officeooo:rsid="00560c99" officeooo:paragraph-rsid="00e68c4f" fo:background-color="transparent" style:font-size-asian="14pt" style:font-weight-asian="normal" style:font-size-complex="14pt" style:font-weight-complex="normal"/>
    </style:style>
    <style:style style:name="P49" style:family="paragraph" style:parent-style-name="Text_20_body">
      <style:text-properties fo:font-size="14pt" fo:font-weight="normal" officeooo:rsid="00560c99" officeooo:paragraph-rsid="00e81f62" fo:background-color="transparent" style:font-size-asian="14pt" style:font-weight-asian="normal" style:font-size-complex="14pt" style:font-weight-complex="normal"/>
    </style:style>
    <style:style style:name="P50" style:family="paragraph" style:parent-style-name="Text_20_body">
      <style:text-properties fo:font-size="14pt" fo:font-weight="normal" officeooo:rsid="00560c99" officeooo:paragraph-rsid="00f3482f" fo:background-color="transparent" style:font-size-asian="14pt" style:font-weight-asian="normal" style:font-size-complex="14pt" style:font-weight-complex="normal"/>
    </style:style>
    <style:style style:name="P51" style:family="paragraph" style:parent-style-name="Text_20_body">
      <style:text-properties fo:font-size="14pt" fo:font-weight="normal" officeooo:rsid="00560c99" officeooo:paragraph-rsid="00f5873d" fo:background-color="transparent" style:font-size-asian="14pt" style:font-weight-asian="normal" style:font-size-complex="14pt" style:font-weight-complex="normal"/>
    </style:style>
    <style:style style:name="P52" style:family="paragraph" style:parent-style-name="Text_20_body">
      <style:text-properties fo:font-size="14pt" fo:font-weight="normal" officeooo:rsid="00560c99" officeooo:paragraph-rsid="00fdd124" fo:background-color="transparent" style:font-size-asian="14pt" style:font-weight-asian="normal" style:font-size-complex="14pt" style:font-weight-complex="normal"/>
    </style:style>
    <style:style style:name="P53" style:family="paragraph" style:parent-style-name="Text_20_body">
      <style:text-properties fo:font-size="14pt" fo:font-weight="normal" officeooo:rsid="00560c99" officeooo:paragraph-rsid="00ff83a6" fo:background-color="transparent" style:font-size-asian="14pt" style:font-weight-asian="normal" style:font-size-complex="14pt" style:font-weight-complex="normal"/>
    </style:style>
    <style:style style:name="P54" style:family="paragraph" style:parent-style-name="Text_20_body">
      <style:text-properties fo:font-size="14pt" fo:font-weight="normal" officeooo:rsid="00560c99" officeooo:paragraph-rsid="01034964" fo:background-color="transparent" style:font-size-asian="14pt" style:font-weight-asian="normal" style:font-size-complex="14pt" style:font-weight-complex="normal"/>
    </style:style>
    <style:style style:name="P55" style:family="paragraph" style:parent-style-name="Text_20_body">
      <style:text-properties fo:font-size="14pt" fo:font-weight="normal" officeooo:rsid="005f5cb7" officeooo:paragraph-rsid="00560c99" fo:background-color="transparent" style:font-size-asian="14pt" style:font-weight-asian="normal" style:font-size-complex="14pt" style:font-weight-complex="normal"/>
    </style:style>
    <style:style style:name="P56" style:family="paragraph" style:parent-style-name="Text_20_body">
      <style:text-properties fo:font-size="14pt" fo:font-weight="normal" officeooo:rsid="0133dd20" officeooo:paragraph-rsid="0133dd20" fo:background-color="transparent" style:font-size-asian="14pt" style:font-weight-asian="normal" style:font-size-complex="14pt" style:font-weight-complex="normal"/>
    </style:style>
    <style:style style:name="P57" style:family="paragraph" style:parent-style-name="Text_20_body">
      <style:text-properties fo:font-size="14pt" officeooo:rsid="003201e5" officeooo:paragraph-rsid="0155aa31" fo:background-color="transparent" style:font-size-asian="14pt" style:font-size-complex="14pt"/>
    </style:style>
    <style:style style:name="P58" style:family="paragraph" style:parent-style-name="Text_20_body">
      <style:text-properties fo:font-size="14pt" officeooo:rsid="003201e5" officeooo:paragraph-rsid="0015778f" fo:background-color="transparent" style:font-size-asian="14pt" style:font-size-complex="14pt"/>
    </style:style>
    <style:style style:name="P59" style:family="paragraph" style:parent-style-name="Text_20_body">
      <style:text-properties fo:font-size="14pt" officeooo:rsid="003201e5" officeooo:paragraph-rsid="00560c99" fo:background-color="transparent" style:font-size-asian="14pt" style:font-size-complex="14pt"/>
    </style:style>
    <style:style style:name="P60" style:family="paragraph" style:parent-style-name="Text_20_body">
      <style:text-properties officeooo:rsid="005f5cb7" officeooo:paragraph-rsid="005f5cb7" fo:background-color="transparent"/>
    </style:style>
    <style:style style:name="P61" style:family="paragraph" style:parent-style-name="Text_20_body">
      <style:text-properties officeooo:rsid="005fa169" officeooo:paragraph-rsid="005fa169" fo:background-color="transparent"/>
    </style:style>
    <style:style style:name="P62" style:family="paragraph" style:parent-style-name="Text_20_body">
      <style:text-properties officeooo:rsid="00621ca6" officeooo:paragraph-rsid="00621ca6" fo:background-color="transparent"/>
    </style:style>
    <style:style style:name="P63" style:family="paragraph" style:parent-style-name="Text_20_body">
      <style:text-properties officeooo:rsid="007dee44" officeooo:paragraph-rsid="007dee44" fo:background-color="transparent"/>
    </style:style>
    <style:style style:name="P64" style:family="paragraph" style:parent-style-name="Text_20_body">
      <style:text-properties officeooo:rsid="00849ba7" officeooo:paragraph-rsid="00849ba7" fo:background-color="transparent"/>
    </style:style>
    <style:style style:name="P65" style:family="paragraph" style:parent-style-name="Text_20_body">
      <style:text-properties officeooo:rsid="0090b20c" officeooo:paragraph-rsid="0090b20c" fo:background-color="transparent"/>
    </style:style>
    <style:style style:name="P66" style:family="paragraph" style:parent-style-name="Heading_20_1">
      <style:text-properties officeooo:rsid="015e8f50" officeooo:paragraph-rsid="015e8f50"/>
    </style:style>
    <style:style style:name="T1" style:family="text">
      <style:text-properties fo:font-weight="bold" style:font-weight-asian="bold" style:font-weight-complex="bold"/>
    </style:style>
    <style:style style:name="T2" style:family="text">
      <style:text-properties fo:font-weight="bold" officeooo:rsid="00542a2c" style:font-weight-asian="bold" style:font-weight-complex="bold"/>
    </style:style>
    <style:style style:name="T3" style:family="text">
      <style:text-properties fo:font-weight="bold" officeooo:rsid="00560c99" style:font-weight-asian="bold" style:font-weight-complex="bold"/>
    </style:style>
    <style:style style:name="T4" style:family="text">
      <style:text-properties fo:font-weight="bold" officeooo:rsid="01112c05" style:font-weight-asian="bold" style:font-weight-complex="bold"/>
    </style:style>
    <style:style style:name="T5" style:family="text">
      <style:text-properties fo:font-weight="normal" officeooo:rsid="00560c99" style:font-weight-asian="normal" style:font-weight-complex="normal"/>
    </style:style>
    <style:style style:name="T6" style:family="text">
      <style:text-properties fo:font-weight="normal" officeooo:rsid="0057011c" style:font-weight-asian="normal" style:font-weight-complex="normal"/>
    </style:style>
    <style:style style:name="T7" style:family="text">
      <style:text-properties fo:font-weight="normal" officeooo:rsid="005e2361" style:font-weight-asian="normal" style:font-weight-complex="normal"/>
    </style:style>
    <style:style style:name="T8" style:family="text">
      <style:text-properties fo:font-weight="normal" officeooo:rsid="005f5cb7" style:font-weight-asian="normal" style:font-weight-complex="normal"/>
    </style:style>
    <style:style style:name="T9" style:family="text">
      <style:text-properties fo:font-weight="normal" officeooo:rsid="01065981" style:font-weight-asian="normal" style:font-weight-complex="normal"/>
    </style:style>
    <style:style style:name="T10" style:family="text">
      <style:text-properties fo:font-weight="normal" officeooo:rsid="005e2361" fo:background-color="transparent" loext:char-shading-value="0" style:font-weight-asian="normal" style:font-weight-complex="normal"/>
    </style:style>
    <style:style style:name="T11" style:family="text">
      <style:text-properties fo:font-weight="normal" officeooo:rsid="005f5cb7" fo:background-color="transparent" loext:char-shading-value="0" style:font-weight-asian="normal" style:font-weight-complex="normal"/>
    </style:style>
    <style:style style:name="T12" style:family="text">
      <style:text-properties fo:font-weight="normal" officeooo:rsid="01065981" fo:background-color="transparent" loext:char-shading-value="0" style:font-weight-asian="normal" style:font-weight-complex="normal"/>
    </style:style>
    <style:style style:name="T13" style:family="text">
      <style:text-properties officeooo:rsid="005117eb"/>
    </style:style>
    <style:style style:name="T14" style:family="text">
      <style:text-properties officeooo:rsid="005117eb" fo:background-color="#ffffff"/>
    </style:style>
    <style:style style:name="T15" style:family="text">
      <style:text-properties officeooo:rsid="00560c99"/>
    </style:style>
    <style:style style:name="T16" style:family="text">
      <style:text-properties fo:background-color="#fff200" loext:char-shading-value="0"/>
    </style:style>
    <style:style style:name="T17" style:family="text">
      <style:text-properties officeooo:rsid="00560c99" fo:background-color="#fff200" loext:char-shading-value="0"/>
    </style:style>
    <style:style style:name="T18" style:family="text">
      <style:text-properties officeooo:rsid="0110eac0" fo:background-color="#fff200" loext:char-shading-value="0"/>
    </style:style>
    <style:style style:name="T19" style:family="text">
      <style:text-properties officeooo:rsid="0136ee16" fo:background-color="#fff200" loext:char-shading-value="0"/>
    </style:style>
    <style:style style:name="T20" style:family="text">
      <style:text-properties officeooo:rsid="01390e58" fo:background-color="#fff200" loext:char-shading-value="0"/>
    </style:style>
    <style:style style:name="T21" style:family="text">
      <style:text-properties officeooo:rsid="0144fe0b" fo:background-color="#fff200" loext:char-shading-value="0"/>
    </style:style>
    <style:style style:name="T22" style:family="text">
      <style:text-properties officeooo:rsid="014a5fe0" fo:background-color="#fff200" loext:char-shading-value="0"/>
    </style:style>
    <style:style style:name="T23" style:family="text">
      <style:text-properties officeooo:rsid="01559073" fo:background-color="#fff200" loext:char-shading-value="0"/>
    </style:style>
    <style:style style:name="T24" style:family="text">
      <style:text-properties officeooo:rsid="01578aab" fo:background-color="#fff200" loext:char-shading-value="0"/>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105b24c" style:font-size-asian="14pt" style:font-weight-asian="normal" style:font-size-complex="14pt" style:font-weight-complex="normal"/>
    </style:style>
    <style:style style:name="T27" style:family="text">
      <style:text-properties fo:font-size="14pt" fo:font-weight="normal" officeooo:rsid="01112c05" style:font-size-asian="14pt" style:font-weight-asian="normal" style:font-size-complex="14pt" style:font-weight-complex="normal"/>
    </style:style>
    <style:style style:name="T28" style:family="text">
      <style:text-properties fo:font-size="14pt" fo:font-weight="normal" officeooo:rsid="00560c99" style:font-size-asian="14pt" style:font-weight-asian="normal" style:font-size-complex="14pt" style:font-weight-complex="normal"/>
    </style:style>
    <style:style style:name="T29" style:family="text">
      <style:text-properties fo:font-size="14pt" fo:font-weight="normal" officeooo:rsid="01239ebe" style:font-size-asian="14pt" style:font-weight-asian="normal" style:font-size-complex="14pt" style:font-weight-complex="normal"/>
    </style:style>
    <style:style style:name="T30" style:family="text">
      <style:text-properties fo:font-size="14pt" fo:font-weight="normal" officeooo:rsid="0155aa31" style:font-size-asian="14pt" style:font-weight-asian="normal" style:font-size-complex="14pt" style:font-weight-complex="normal"/>
    </style:style>
    <style:style style:name="T31" style:family="text">
      <style:text-properties fo:font-size="14pt" fo:font-weight="normal" officeooo:rsid="01239ebe" fo:background-color="#fff200" loext:char-shading-value="0" style:font-size-asian="14pt" style:font-weight-asian="normal" style:font-size-complex="14pt" style:font-weight-complex="normal"/>
    </style:style>
    <style:style style:name="T32" style:family="text">
      <style:text-properties fo:font-size="14pt" fo:font-weight="normal" officeooo:rsid="0155aa31" fo:background-color="#fff200" loext:char-shading-value="0" style:font-size-asian="14pt" style:font-weight-asian="normal" style:font-size-complex="14pt" style:font-weight-complex="normal"/>
    </style:style>
    <style:style style:name="T33" style:family="text">
      <style:text-properties officeooo:rsid="011475d1"/>
    </style:style>
    <style:style style:name="T34" style:family="text">
      <style:text-properties officeooo:rsid="011790b3"/>
    </style:style>
    <style:style style:name="T35" style:family="text">
      <style:text-properties officeooo:rsid="011b3fba"/>
    </style:style>
    <style:style style:name="T36" style:family="text">
      <style:text-properties officeooo:rsid="011eb2d1"/>
    </style:style>
    <style:style style:name="T37" style:family="text">
      <style:text-properties officeooo:rsid="012180d2"/>
    </style:style>
    <style:style style:name="T38" style:family="text">
      <style:text-properties officeooo:rsid="0124ba81"/>
    </style:style>
    <style:style style:name="T39" style:family="text">
      <style:text-properties officeooo:rsid="012c1f80"/>
    </style:style>
    <style:style style:name="T40" style:family="text">
      <style:text-properties officeooo:rsid="012f0316"/>
    </style:style>
    <style:style style:name="T41" style:family="text">
      <style:text-properties officeooo:rsid="01326a19"/>
    </style:style>
    <style:style style:name="T42" style:family="text">
      <style:text-properties officeooo:rsid="0133286c"/>
    </style:style>
    <style:style style:name="T43" style:family="text">
      <style:text-properties officeooo:rsid="0133cc7a"/>
    </style:style>
    <style:style style:name="T44" style:family="text">
      <style:text-properties officeooo:rsid="0133dd20"/>
    </style:style>
    <style:style style:name="T45" style:family="text">
      <style:text-properties officeooo:rsid="01377a42"/>
    </style:style>
    <style:style style:name="T46" style:family="text">
      <style:text-properties officeooo:rsid="01390e58"/>
    </style:style>
    <style:style style:name="T47" style:family="text">
      <style:text-properties officeooo:rsid="013977f5"/>
    </style:style>
    <style:style style:name="T48" style:family="text">
      <style:text-properties officeooo:rsid="013b116c"/>
    </style:style>
    <style:style style:name="T49" style:family="text">
      <style:text-properties officeooo:rsid="013cba80"/>
    </style:style>
    <style:style style:name="T50" style:family="text">
      <style:text-properties officeooo:rsid="013dab8d"/>
    </style:style>
    <style:style style:name="T51" style:family="text">
      <style:text-properties officeooo:rsid="014229c9"/>
    </style:style>
    <style:style style:name="T52" style:family="text">
      <style:text-properties officeooo:rsid="01436b93"/>
    </style:style>
    <style:style style:name="T53" style:family="text">
      <style:text-properties officeooo:rsid="0146b8f0"/>
    </style:style>
    <style:style style:name="T54" style:family="text">
      <style:text-properties officeooo:rsid="014792eb"/>
    </style:style>
    <style:style style:name="T55" style:family="text">
      <style:text-properties officeooo:rsid="0147a446"/>
    </style:style>
    <style:style style:name="T56" style:family="text">
      <style:text-properties fo:background-color="#ffffff" loext:char-shading-value="0"/>
    </style:style>
    <style:style style:name="T57" style:family="text">
      <style:text-properties officeooo:rsid="0147a446" fo:background-color="#ffffff" loext:char-shading-value="0"/>
    </style:style>
    <style:style style:name="T58" style:family="text">
      <style:text-properties fo:background-color="transparent" loext:char-shading-value="0"/>
    </style:style>
    <style:style style:name="T59" style:family="text">
      <style:text-properties officeooo:rsid="014d4294" fo:background-color="transparent" loext:char-shading-value="0"/>
    </style:style>
    <style:style style:name="T60" style:family="text">
      <style:text-properties officeooo:rsid="014bdf9d" fo:background-color="transparent" loext:char-shading-value="0"/>
    </style:style>
    <style:style style:name="T61" style:family="text">
      <style:text-properties officeooo:rsid="005117eb" fo:background-color="transparent" loext:char-shading-value="0"/>
    </style:style>
    <style:style style:name="T62" style:family="text">
      <style:text-properties officeooo:rsid="005117eb" fo:background-color="transparent" loext:char-shading-value="0"/>
    </style:style>
    <style:style style:name="T63" style:family="text">
      <style:text-properties fo:background-color="transparent" loext:char-shading-value="0"/>
    </style:style>
    <style:style style:name="T64" style:family="text">
      <style:text-properties officeooo:rsid="0148581c"/>
    </style:style>
    <style:style style:name="T65" style:family="text">
      <style:text-properties officeooo:rsid="014a5fe0"/>
    </style:style>
    <style:style style:name="T66" style:family="text">
      <style:text-properties officeooo:rsid="014a7e52"/>
    </style:style>
    <style:style style:name="T67" style:family="text">
      <style:text-properties officeooo:rsid="014bdf9d"/>
    </style:style>
    <style:style style:name="T68" style:family="text">
      <style:text-properties officeooo:rsid="014d4294"/>
    </style:style>
    <style:style style:name="T69" style:family="text">
      <style:text-properties officeooo:rsid="014f6a60"/>
    </style:style>
    <style:style style:name="T70" style:family="text">
      <style:text-properties officeooo:rsid="015392c3"/>
    </style:style>
    <style:style style:name="T71" style:family="text">
      <style:text-properties officeooo:rsid="0144fe0b"/>
    </style:style>
    <style:style style:name="T72" style:family="text">
      <style:text-properties officeooo:rsid="01559073"/>
    </style:style>
    <style:style style:name="T73" style:family="text">
      <style:text-properties fo:background-color="#ffffff"/>
    </style:style>
    <style:style style:name="T74" style:family="text">
      <style:text-properties officeooo:rsid="01578aab"/>
    </style:style>
    <style:style style:name="T75" style:family="text">
      <style:text-properties style:text-line-through-style="solid" style:text-line-through-type="single" fo:background-color="#fff200" loext:char-shading-value="0"/>
    </style:style>
    <style:style style:name="T76" style:family="text">
      <style:text-properties style:text-line-through-style="none" style:text-line-through-type="none"/>
    </style:style>
    <style:style style:name="T77" style:family="text">
      <style:text-properties style:text-line-through-style="none" style:text-line-through-type="none" fo:background-color="#fff200" loext:char-shading-value="0"/>
    </style:style>
    <style:style style:name="T78" style:family="text">
      <style:text-properties style:text-line-through-style="none" style:text-line-through-type="none" officeooo:rsid="01559073" fo:background-color="#fff200" loext:char-shading-value="0"/>
    </style:style>
    <style:style style:name="T79" style:family="text">
      <style:text-properties style:text-line-through-style="none" style:text-line-through-type="none" officeooo:rsid="01559073"/>
    </style:style>
    <style:style style:name="T80" style:family="text">
      <style:text-properties officeooo:rsid="0136ee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Formacion de imagenes</text:h>
      <text:p text:style-name="P1"/>
      <text:p text:style-name="P58"><text:span text:style-name="T1">1)</text:span> Buen día, <text:span text:style-name="T13">Hoy hablaremos de los fundamentos físicos empleados en teledetección.</text:span></text:p>
      <text:p text:style-name="P57"><text:span text:style-name="T2">2</text:span><text:span text:style-name="T1">)</text:span> <text:span text:style-name="T15">En la clase pasada vimos que la radiación electromagnética emitida por el sol interactua con la atmosfera y la superficie terrestre, para luego ser sensada en la plataforma satelital. Nos enfocaremos en este video en estos conceptos:</text:span></text:p>
      <text:p text:style-name="P59"><text:span text:style-name="T3">3</text:span><text:span text:style-name="T4">7</text:span><text:span text:style-name="T1">) </text:span><text:span text:style-name="T5">Nos referiremos a </text:span><text:span text:style-name="T7">radiación</text:span><text:span text:style-name="T5"> electromagnética a toda la energia que se mueve a la velocidad de la luz en una onda de propagación armónica, </text:span><text:span text:style-name="T6">con una amplitud A, longitud lambda y frecuencia f</text:span><text:span text:style-name="T7">. Las ondas con mayor longitud de onda tendrán menor frecuencia, por lo tanto tendrán menos energía y viceversa. Por lo tanto, podremos clasificar las diferentes ondas</text:span><text:span text:style-name="T8"> </text:span><text:span text:style-name="T7">en función de su longitud. </text:span><text:span text:style-name="T8">Esto será de gran utilidad dado que </text:span><text:span text:style-name="T9">cada onda interactura de diferente manera</text:span><text:span text:style-name="T8"> de acuerdo a su longitud.</text:span></text:p>
      <text:p text:style-name="P55"/>
      <text:p text:style-name="P60"><text:span text:style-name="T26">3</text:span><text:span text:style-name="T27">8</text:span><text:span text:style-name="T25">) </text:span><text:span text:style-name="T28">En el siguiente grafico, vemos </text:span><text:span text:style-name="T29">la representación de </text:span><text:span text:style-name="T28">tres ondas correspondientes al espectro visible </text:span><text:span text:style-name="T29">que es el rango al cual nuestros ojos son sensibles a </text:span><text:span text:style-name="T30">la radiación electromagnética</text:span><text:span text:style-name="T28">. La longitud de onda correspondiente a los 655 nanómetros pertenece al color rojo en tanto que al color verde le corresponden los 560 nm y al azul los 480 nm. <text:s/></text:span></text:p>
      <text:p text:style-name="P20">38) A valores de longitud de onda inferiores a los 480 nm se encuentra la radiación ultravioleta y, a medida que disminuye la longitud de onda (<text:span text:style-name="T38">es decir </text:span>aumenta la frecuencia) <text:span text:style-name="T38">se encuentran</text:span> los rayos x y los rayos gamma de alta energía. Por <text:s/>encima de los 700 nm se encuentra la radiación infrarroja. A medida que aumenta la longitud de onda <text:span text:style-name="T33">en el orden de los centímetros, se encuentran las</text:span> microondas <text:span text:style-name="T33">en tanto que en el orden de los metros se encuentran</text:span> las ondas de radio.</text:p>
      <text:p text:style-name="P20">A pesar de que nuestros ojos sólo pueden sensar en el <text:span text:style-name="T39">rango denominado </text:span>visible, es posible fabricar sensores que permiten sensar en otras zonas <text:span text:style-name="T40">de interés</text:span> del espectro electromagético. <text:span text:style-name="T40">Por ejemplo es posible diferenciar diferentes tipos de vegetación o suelos por su comportamiento en el infrarrojo o en las microondas. Por lo tanto es fundamental sensar en función del comportamiento espectral de las diferentes coberturas de la superficie terrestre.</text:span></text:p>
      <text:p text:style-name="P21"><text:span text:style-name="T37">40-43</text:span>) Asimismo, es muy común <text:span text:style-name="T34">en teledetección</text:span> clasificar l<text:span text:style-name="T34">os tipos de ondas electromagnéticas según su longitud</text:span>. <text:span text:style-name="T34">En teledetección óptica se</text:span> trabaja en la zona del visible es decir longitudes de onda correspondientes al azul, verde y rojo. La zona del infrarrojo a la cual dividiremos en infrarrojo cercano entre los 0.75 a 1.4 micrometros. Infrarrojo de onda corta, entre los 1.4 y los 3 micrometros y el <text:soft-page-break/>infrarrojo térmico entre los 8 y los 15micrometros. Para pasar de micrometros a nanometros multiplicamos los valores en micrometros por mil.</text:p>
      <text:p text:style-name="P22">En teledetección SAR o radar de apertura sintética <text:span text:style-name="T35">se</text:span> opera en <text:span text:style-name="T35">el rango de las</text:span> microondas. Son longitudes <text:span text:style-name="T36">de onda </text:span>mayores, cinco órdenes de magnitud aproximadamente con respecto al rango utilizando en el óptico. Algunos ejemplos son las bandas K, X y L cuya longitud de onda se <text:s/>encuentra implicita en la frecuencia en GHz.</text:p>
      <text:p text:style-name="P21"/>
      <text:p text:style-name="P61"/>
      <text:p text:style-name="P23"><text:span text:style-name="T41">44-45</text:span>) Si bien hasta ahora hablamos de radiacion electromagnética en términos generales, específicamente los sensores miden la energía como el flujo de radiacion que refleja un área de superficie terrestre en determinada dirección y con un determinado angulo <text:span text:style-name="T74">y recibido durante el tiempo de medición</text:span>. De manera coloquial podriamos definirlo como el “cono de flujo de radiacion que recibe el sensor <text:span text:style-name="T74">proveniente de cierta area</text:span>”. Esta magnitud física es la que definimos como radiancia y sus unidades son Watt que define la intensidad, metro cuadrado el area y ster radian el angulo sólido que mide al cual adquiere el sensor. <text:s/>Cabe destacar que la radiancia depende <text:span text:style-name="T72">tanto </text:span>de las características fisico-químicas del objeto <text:span text:style-name="T74">como</text:span> <text:span text:style-name="T72">la geometría de observación</text:span><text:span text:style-name="T76"> </text:span><text:span text:style-name="T79">y </text:span>la fuente de iluminación.</text:p>
      <text:p text:style-name="P62"/>
      <text:p text:style-name="P24"><text:span text:style-name="T42">46-50</text:span>) Ahora nos centraremos en las interacciones que ocurren entre la radiación electromagnética y la superficie terrestre y la atmósfera. Al incidir un rayo de luz sobre la superficie terrestre y la atmósfera pueden ocurrir tres fenómenos. La luz puede ser trasnmitida, como en el caso de un vidrio o superficie trasnsparente, aunque también puede <text:span text:style-name="T42">ser a travez de la hoja de una planta o un trozo de tela</text:span>. Puede ser reflejada, por ejemplo una pared blanca o un espejo. O la luz puede ser absorbida, como en el caso de un cuerpo que observamos de color negro o una nube.</text:p>
      <text:p text:style-name="P24"><text:span text:style-name="T43">51) -</text:span>Describiremos matemáticamente estos conceptos de la siguiente manera:</text:p>
      <text:p text:style-name="P24">Al cociente entre la <text:s/>radiancia incidente <text:s/>y la radiancia transmitida por el cuerpo lo definimos como trasnmitancia. Esto es la radiancia que atraviesa el objeto, dividio la radiancia incidente de la fuente.</text:p>
      <text:p text:style-name="P25"><text:span text:style-name="T43">52)</text:span>Al cociente entre la <text:s/>radiancia incidente y la radiancia absorbida por el cuerpo lo definimos como absorbancia. Esto es la radiancia que absorve el objeto, dividio la radiancia incidente de la fuente. Cuando un cuerpo absorbe radiacion, esta radiacion se convierte en otras formas de energía que luego son emitidas por el mismo cuerpo.</text:p>
      <text:p text:style-name="P26"><text:soft-page-break/><text:span text:style-name="T44">53) </text:span>Finalmente, el cociente entre la radiancia incidente y la radiancia reflejada por el cuerpo, lo definiremos como Reflectancia. Esto es la radiancia que refleja el objeto, dividido la radiancia incidente. </text:p>
      <text:p text:style-name="P56">53bis agregar explicacion Fran <text:span text:style-name="T70">ecuación de reflectancia.</text:span></text:p>
      <text:p text:style-name="P63"/>
      <text:p text:style-name="P27">En el caso de la teledeteccion óptica de la superficie terrestre, la reflectancia será la magnitud física más importante y estudiar su comportamiento <text:s/>nos <text:span text:style-name="T44">permite</text:span> hacer inferencias y predicciones sobre la composición y respuesta de los diferentes objetos en la superficie terrestre.</text:p>
      <text:p text:style-name="P28"><text:span text:style-name="T51">55) </text:span>Veamos un ejemplo. </text:p>
      <text:p text:style-name="P28">En el siguiente gráfico <text:span text:style-name="T49">denominado</text:span> comunmente como firma espectral, , se observa la reflectancia para una determinada cobertura <text:span text:style-name="T45">homogenea de vegetación</text:span>. Es decir, cuanta radiancia refleja <text:span text:style-name="T46">dicha</text:span> cobertura del total <text:span text:style-name="T80">de la</text:span> radiancia incidente. En el eje x se encuentra la longitud de onda mientras que en el eje y el valor de reflectancia. Por ejemplo, para los 865 nanómetros, la reflectancia <text:span text:style-name="T46">tiene</text:span> un valor de aproximadamente 0.6 <text:span text:style-name="T47">es decir</text:span>, refleja el 60% de la radiación incidente, <text:span text:style-name="T47">por lo tanto </text:span>el 40% restante puede haber sido absorbida o transmitida <text:span text:style-name="T48">en esa longitud de onda</text:span>. </text:p>
      <text:p text:style-name="P29"/>
      <text:p text:style-name="P30"><text:span text:style-name="T50">En cuanto al comportamiento espectral, </text:span>vemos un pico de reflectancia intenso en el infrarrojo cercano, entre los 800 y 1000 nanómetros. Este pico esta relacionado con la estructura celular foliar de la planta. Por otro lado, observamos un valle de absorción cercano a los 660 nanómetros en el rojo y un pico de reflectancia pequeño en los 560 nm. Este fenómeno está relacionado con el contenido de clorofila, que es el pigmento que hace posible la fotosíntesis en las plantas. Desde los 1500 nanómetros hasta los 2200 la vegetacion muestra dos picos relacionados con el contenido de agua foliar. Por lo tanto podremos inferir, variaciones en el contenido de clorofila, estado foliar y contenido de agua, a partir de las variaciones de la reflectancia. Asimismo, podremos distinguir diferentes tipos de coberturas vegetales comparando diferentes firmas. Esto nos dá una gran ventaja ya que podremos realizar inferencias a gran escala sobre el estado de la vegetacion, analizando el comportamiento espectral de la misma.</text:p>
      <text:p text:style-name="P65"/>
      <text:p text:style-name="P65"/>
      <text:p text:style-name="P31"><text:span text:style-name="T51">56) </text:span>En el siguiente gráfico vemos una firma espectral correspondiente al agua. Tiene baja reflectancia en todo el espectro electromagnético debido a la gran capacidad absortiva. En el espectro visible suele ser levemente mayor debido a partículas disueltas o microorganismos con pigmentos fotosintéticos. A la mayor concentración <text:soft-page-break/>de partículas suele ir acompañado de un aumento en la reflectancia en el espectro visible, decreciendo desde el azul hasta el rojo y desendiendo para el resto del espectro. <text:s/></text:p>
      <text:p text:style-name="P32"><text:span text:style-name="T51">57) </text:span>En este gráfico vemos una firma espectral de suelo sin cobertura vegetal, como puede ser por ejemplo un cultivo en descanso o un suelo en una zona árida. Los valores más altos se observan en el infrarrojo cercano y el infrarrojo medio, en tanto que en el visible los valores son levemente menores. Variables como el tipo de suelo, la composición, el porcentaje de materia orgánica o el contenido de agua son las que modelan el comportamiento de la reflectancia. Por lo tanto a partir de la misma es posible determinar algunas características fisico-quimicas del mismo.</text:p>
      <text:p text:style-name="P64">---------</text:p>
      <text:p text:style-name="P33"><text:span text:style-name="T51">59) </text:span>Hablaremos ahora de interpretación visual de imagenes satelitales. <text:span text:style-name="T52">S</text:span>i bien la mayoría de nosotros ya tiene experiencia interpretando imagenes fotográficas en nuestra vida cotiidiana, la interpretacion de fotografías aereas o imagenes satelitales presenta diferencias sustanciales:</text:p>
      <text:p text:style-name="P34">1) La observacion de objetos que no nos son familiares.</text:p>
      <text:p text:style-name="P34">2) La utilizacion de zonas del espectro en las cuales nuestros ojos no pueden sensar.</text:p>
      <text:p text:style-name="P18">3) La representación de la superficie terrestre <text:span text:style-name="T71">a diferentes escalas y resoluciones.</text:span></text:p>
      <text:p text:style-name="P18">Si bien todos estos parámetros son habituales para un usuario con experiencia, para el usuario inicial puede representar un <text:span text:style-name="T71">gran desafío.</text:span></text:p>
      <text:p text:style-name="P19">Para la mayoría de las aplicaciones consideraremos <text:span text:style-name="T53">los siguientes parámetros</text:span>: forma, patron, tamaño, <text:s/>textura, brillo y color de los objetos observables.</text:p>
      <text:p text:style-name="P35">Forma:</text:p>
      <text:p text:style-name="P35">Nos referiremos a la forma basica o contorno de un objeto individual. Si bien parece algo sencillo, determinar formas de objetos desde el espacio puede no serlo para un ojo que no está habituado a esa perspectiva. En el siguiente ejemplo vemos un avión, una serie de casas rodantes con forma rectangular, un edificio con forma de pentágono, una autopista, cultivos en terraza donde se observan las cotas y finalmente un bosque en el que se pueden observar las copas de los árboles.</text:p>
      <text:p text:style-name="P35"/>
      <text:p text:style-name="P35">Tamaño</text:p>
      <text:p text:style-name="P36">Es una de las caracteristicas más importantes y distintivas. Los parámetros más comunes a medir son el largo, ancho, perímetro y superficie de un objeto. El analista <text:soft-page-break/>deberá medir de manera habitual objetos, por lo tanto saber la escala y la resolución espacial ya que podrá sinó confundir objetos de acuerdo a la escala de trabajo.</text:p>
      <text:p text:style-name="P37">Textura</text:p>
      <text:p text:style-name="P37">La textura refiere a la ubicacion y arreglo de repeticiones de tono o color en una imagen. Puede ocurrir que dos coberturas tengan las mismas características espectrales, pero al evaluarlos visualmente, exhiban texturas distintas, permitiendo su diferenciación. Se habla de textura suave para definir sitios homogéneos o uniformes y rugosa para <text:span text:style-name="T53">indentificar</text:span> zonas gruesas o heterogéneas.</text:p>
      <text:p text:style-name="P37">En la siguiente imagen vemos tres ejemplos. En el primero se observa una textura rugosa en referencia a un campo de cultivo de arbustos. En la figura del medio observamos una mezcla <text:span text:style-name="T54">con texturas suaves</text:span> en tanto que en la figura de la derecha observamos una mezcla de texturas suaves en el cauce del río y rugosas a ambos márgenes.</text:p>
      <text:p text:style-name="P38">Patron </text:p>
      <text:p text:style-name="P39">Nos referímos al patrón en una imagen cuando observamos determinado arreglo de objetos en el espacio. Los objetos naturales o hechos por el hombre podrán mostrar una disposición aleatoria o sistemática,. El analisis de patrones es diagnóstico de diversas caracteristicas espaciales. Veamos algunos ejemplos:</text:p>
      <text:p text:style-name="P40">En la figura superior izquierda vemos un depósito de aviones con las aeronaves dispuestas en forma sistemática. En la figura del medio en la fila superior observamos varios techos circulares dispuestos en un semicirculo. En la figura superior izquierda observamos el patrón trenzado sinuoso correspondiente al lecho arenoso de un río.</text:p>
      <text:p text:style-name="P33"/>
      <text:p text:style-name="P33">Brillo</text:p>
      <text:p text:style-name="P33">Materiales de la superficie como vegetación, agua <text:span text:style-name="T55">o</text:span> <text:span text:style-name="T55">roca</text:span> a menudo reflejan diferentes proporciones de energía en el espectro electromagnético. A partir de esa información podemos <text:span text:style-name="T55">cuantificar la proporcion</text:span> de energía reflejada para determinada longitud de onda. Esta caracteristica se puede observar en una imagen monocromática, obtenida para determinada longitud de onda en la cual se observa que las celdas más brillantes, más cercanas al color blanco son las que representan mayor radiancia reflejada <text:span text:style-name="T55">a partir de la radiancia incidente</text:span>, en tanto que, aquellas celdas más oscuras, son aquellas que representan menor radiancia reflejada, <text:span text:style-name="T55">en tanto </text:span>las zonas grises son intermedias.</text:p>
      <text:p text:style-name="P41"/>
      <text:p text:style-name="P41"/>
      <text:p text:style-name="P41"><text:soft-page-break/>Color</text:p>
      <text:p text:style-name="P42">La<text:span text:style-name="T64">s </text:span>coberturas terrestres <text:span text:style-name="T64">reflejan de manera diferente en el espectro electromagnético</text:span>. <text:s/>Por lo tanto a partir <text:span text:style-name="T64">se pueden inferir algunas características biofísicas a partir de la interpretación visual, relacionandolo con el concepto de firma espectral</text:span>.</text:p>
      <text:p text:style-name="P43">Veamos el siguiente ejemplo con tres firmas espectrales: La curva en verde corresponde a vegetacion, la curva naranja a suelo sin cobertura y la curva azul a agua. Supongamos ahora que tenemos un satélite que sensa en 480 nm (longitud correspondiente al azul), 560 nm (longitud correspondiente al azul verde) y 655 nm (longitud correspondiente al azul rojo). La información de las distintas zonas del espectro sensadas se puede almacenar en un archivo físico que denominaremos de ahora en más bandas espectrales. Por lo tanto en este caso tendríamos tres bandas: una 480nm otra a 560nm y otra a 655nm. <text:span text:style-name="T65">Firma</text:span></text:p>
      <text:p text:style-name="P44">Cuando observamos en un sistema electrónico de visualización como un monitor o televisor, estos utilizan composición de color para formar imagenes en color a partir de colores de luz primarios. Las imagenes se forman utilizando tres canales, Rojo, Verde y Azul que por combinación nos permiten obtener todos los colores. <text:s/><text:span text:style-name="T65">Paleta color</text:span></text:p>
      <text:p text:style-name="P44"/>
      <text:p text:style-name="P44">Si asignamos a un canal una banda con información espectral, podremos ver la intensidad de brillo para esa banda “pintadola, entre comillas” en un color primario. El ejemplo más sencillo se denomina color real, en el cual las bandas correspondientes a 480 nm (longitud correspondiente al azul), 560 nm (longitud correspondiente al azul verde) y 655 nm (longitud correspondiente al azul rojo) se asignan al canal azul, verde y rojo respectivamente en el monitor. <text:span text:style-name="T65">Firma con bandas</text:span></text:p>
      <text:p text:style-name="P44">Como se resultado se obtiene una imagen multibanda como la que observamos:</text:p>
      <text:p text:style-name="P45">Los distintos tipos de vegetación se visualizan en tonos de verde. Si prestamos atencion a la firma espectral de vegetación vemos que consistentemente presenta un pico de reflectancia en 560 nm (longitud correspondiente al azul verde) y dos valles de absorción en 480 nm (longitud correspondiente al azul) y 655 nm (longitud correspondiente al azul rojo). Este comportamiento espectral está relacionado con el contenido de clorofila en la hoja. <text:span text:style-name="T65">imagen</text:span></text:p>
      <text:p text:style-name="P46">Los cursos de agua profundos y con baja concentración de partículas en suspensión se observan en azul oscuro, en tanto que los cursos alta concentración de partículas en suspensión como los se observan en tonos marron y celeste consistente con el pequeño pico de reflectancia observado en el azul y en menor intensidad en verde y rojo. </text:p>
      <text:p text:style-name="P47"><text:soft-page-break/>Los suelos sin cobertura vegetal se observan en tonos marrones y ocre. Si observamos la firma espectral correspondiente a un suelo sin cobertura vegetal, veremos que la reflectancia aumenta a medida que <text:s/>aumenta la longitud de onda, siendo el rojo, la longitud de onda más reflectiva en el visible.</text:p>
      <text:p text:style-name="P48">Como mencionamos antes, las plataformas satelitales, además de sensar en el espectro visible, nos permite sensar en otras zonas del espectro electromagético, como el infrarrojo o las microondas. Por lo tanto podríamos analizar visualmente la reflectancia espectral en dichas zonas.</text:p>
      <text:p text:style-name="P48">Veamos entonces en el infrarrojo. </text:p>
      <text:p text:style-name="P49"><text:span text:style-name="T66">Tenemos nuevamente el grafico de firmas espectrales. En este caso</text:span> se sensa en 560 nm (longitud correspondiente al verde), 655 nm (longitud correspondiente al rojo) y 865 nm (longitud correspondiente al infrarrojo cercano). Si asignamos la banda de 560 nm (longitud correspondiente al verde) al canal azul, la banda de 655 nm (longitud correspondiente al rojo) al verde y la banda de <text:s/>865 nm (longitud correspondiente al infrarrojo cercano) al rojo obtendremos la siguiente imagen multibanda cuya composición se denomina infrarrojo color:</text:p>
      <text:p text:style-name="P50">En este caso los distintos tipos de vegetación se visualizan en tonos de rojo y rosado. Veamos la firma espectral: presenta un pico intenso de reflectancia entre los 700 y 1100 nm. Variaciones <text:s/>en esta zona del espectro están relacionadas con la estructura celular de la planta y la densidad del canopeo. Mayor número de hojas con celulas en buen estado fisiológico reflejan gran parte de la radiancia incidente en tanto que menor cantidad de hojas o en estress fisiológico reflejan en menor grado en ese rango. </text:p>
      <text:p text:style-name="P51">Los suelos <text:span text:style-name="T68">sin cobertura vegetal </text:span>presentarán tonalidades que van desde el verde claro <text:span text:style-name="T67">y celeste </text:span>al blanco. <text:s/><text:span text:style-name="T68">Aquellos </text:span>con <text:span text:style-name="T67">poca </text:span>cobertura vegetal <text:span text:style-name="T68">se observan en </text:span>tonos un poco más opac<text:span text:style-name="T68">o</text:span>s. <text:s/>En la firma espectral correspondiente a un suelo promedio, se observa que la reflectancia es creciente desde el visible al infrarrojo. <text:span text:style-name="T68">En suelos</text:span> el contenido de agua, arcilla, limo y arena, modelarán la reflectancia en todo el espectro. </text:p>
      <text:p text:style-name="P52">En el caso del agua a partir del aporte de las bandas rojo y verde los cuerpos de agua con mayor concentración de partículas disueltas se observarán en tonos de azules en tanto que los cuerpos más profundos y con menos contenido de partículas se observarán en tonos azules oscuros y negros.</text:p>
      <text:p text:style-name="P52">En el siguiente gráfico de firmas espectrales, se sensa en 655 nm (longitud correspondiente al rojo), 865 nm (longitud correspondiente al infrarrojo cercano) y 1600 nm (longitud correspondiente al infrarrojo de onda corta). Si asignamos entonces la banda de 655 nm (longitud correspondiente al rojo) al canal azul, la banda <text:soft-page-break/>de 855 nm (longitud correspondiente al infrarrojo cercano) al rojo y la banda de <text:s/>1600 nm (longitud correspondiente al infrarrojo de onda corta) al verde obtendremos la siguiente imagen multibanda cuya composición se denomina falso color compuesto o vegetacion sana dependiendo la bibliografia:</text:p>
      <text:p text:style-name="P52">En este caso los distintos tipos de vegetación se visualizan en tonos de naranja, con algunos matices de naranja opaco, brillante o salmón. Veamos la firma espectral: como mencionamos antes vemos el pico de reflectancia entre los 700 y 1100 nm. Y vemos otro pico menos intenso pero de gran importancia entre los 1600 y 1900 nm. Variaciones <text:s/>en esta zona del espectro están relacionadas con el contenido de agua en la planta. A mayor contenido de agua, menor reflectancia debido a la gran capacidad absortiva del agual. Esta combinación presenta una ventaja sobre las anteriores, y es que tiene en cuenta al mismo tiempo la estructura celular de la planta y el contenido de agua, por lo tanto permite visualmente, tener mayor detalle de los fenómenos biofísicos en coberturas vegetales.</text:p>
      <text:p text:style-name="P52">Los suelos presentarán tonalidades que van desde celeste claro al azul, y aquellos con <text:span text:style-name="T69">poca </text:span>cobertura vegetal se podrán ver en tonos un poco más opacos con matices de naranja. <text:s/>Al igual que la vegetación, los suelos con mayor contenido de agua serán menos reflectivos en el infrarrojo cercano y de onda corta.</text:p>
      <text:p text:style-name="P53">En el caso del agua a partir del aporte de banda corresondiente al rojo los se observarán en tonos de azul claro y oscuro dependiendo la profundidad de los mismos. </text:p>
      <text:p text:style-name="P54">La elección de una determinada combinación de bandas dependerá en primer del objetivo del trabajo. Este enfoque requiere conocer el comportamiento espectral, para luego visualizar las bandas que mejor abarquen el fenómeno a analizar. Por ejemplo si vamos a estudiar cuerpos de agua, analizando la reflectancia vemos que el rango que mejor describe su comportamiento espectral es el visible por lo tanto no aporta informacion visualizar las bandas disponibles en el infrarrojo. Por lo tanto primero es pertinente observar la firma espectral, y luego elegir combinaciones acordes.</text:p>
      <text:p text:style-name="P17"/>
      <text:p text:style-name="P10"/>
      <text:p text:style-name="P9"/>
      <text:p text:style-name="P15"/>
      <text:p text:style-name="P15"/>
      <text:p text:style-name="P14"/>
      <text:p text:style-name="P13"/>
      <text:p text:style-name="P13"/>
      <text:p text:style-name="P13"><text:soft-page-break/></text:p>
      <text:p text:style-name="P6"/>
      <text:p text:style-name="P5"/>
      <text:p text:style-name="P7"/>
      <text:p text:style-name="P8"/>
      <text:p text:style-name="P8"/>
      <text:p text:style-name="P12"/>
      <text:p text:style-name="P16"/>
      <text:p text:style-name="P11"/>
      <text:p text:style-name="P11"/>
      <text:p text:style-name="P4"/>
      <text:p text:style-name="P4"/>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3-12T14:16:38.419960882</dc:date>
    <meta:editing-duration>P2DT9H45M37S</meta:editing-duration>
    <meta:editing-cycles>164</meta:editing-cycles>
    <meta:generator>LibreOffice/6.0.7.3$Linux_X86_64 LibreOffice_project/00m0$Build-3</meta:generator>
    <meta:document-statistic meta:table-count="0" meta:image-count="0" meta:object-count="0" meta:page-count="9" meta:paragraph-count="61" meta:word-count="3080" meta:character-count="19236" meta:non-whitespace-character-count="16186"/>
  </office:meta>
</office:document-meta>
</file>